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25-01-28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4712" calcext:value-type="float">
            <text:p>125.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24-01-11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844" calcext:value-type="float">
            <text:p>113.24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23-01-10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9888" calcext:value-type="float">
            <text:p>123.3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22-02-18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3456" calcext:value-type="float">
            <text:p>112.23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21-01-13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652" calcext:value-type="float">
            <text:p>113.12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20-01-23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1048" calcext:value-type="float">
            <text:p>113.54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19-01-30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8864" calcext:value-type="float">
            <text:p>108.25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18-08-24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12" calcext:value-type="float">
            <text:p>142.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18-01-10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356" calcext:value-type="float">
            <text:p>108.49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17-09-06 1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24" calcext:value-type="float">
            <text:p>125.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16-12-13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4024" calcext:value-type="float">
            <text:p>107.6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16-08-09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15-12-08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3392" calcext:value-type="float">
            <text:p>120.1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15-02-05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04616" calcext:value-type="float">
            <text:p>117.7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13-12-09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486" calcext:value-type="float">
            <text:p>122.1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13-01-17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12-01-31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02608" calcext:value-type="float">
            <text:p>118.4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11-01-25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5864" calcext:value-type="float">
            <text:p>107.1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10-01-27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408" calcext:value-type="float">
            <text:p>101.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09-02-10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4536" calcext:value-type="float">
            <text:p>101.8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08-02-06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07-02-20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624" calcext:value-type="float">
            <text:p>88.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06-01-31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05-01-05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04-01-20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03-01-07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02-03-08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01-04-04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2000-04-20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1999-10-19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1999-10-13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1999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712" calcext:value-type="float">
            <text:p>91.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033095300601</text:p>
          </table:table-cell>
          <table:table-cell office:value-type="string" calcext:value-type="string">
            <text:p>1999-04-18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